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exandr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23">
            <text:p>423</text:p>
          </table:table-cell>
          <table:table-cell table:style-name="ce22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21">
            <text:p>421</text:p>
          </table:table-cell>
          <table:table-cell table:style-name="ce22" office:value-type="float" office:value="151">
            <text:p>15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74">
            <text:p>374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637">
            <text:p>1637</text:p>
          </table:table-cell>
          <table:table-cell table:style-name="ce22" office:value-type="float" office:value="374">
            <text:p>37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34">
            <text:p>134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18">
            <text:p>3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66">
            <text:p>466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3">
            <text:p>30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43">
            <text:p>243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448">
            <text:p>2448</text:p>
          </table:table-cell>
          <table:table-cell table:style-name="ce22" office:value-type="float" office:value="488">
            <text:p>48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085">
            <text:p>4085</text:p>
          </table:table-cell>
          <table:table-cell table:style-name="ce22" office:value-type="float" office:value="862">
            <text:p>86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